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03A0E70A099A49D86EA.png" manifest:media-type="image/png"/>
  <manifest:file-entry manifest:full-path="Pictures/10000201000006840000015F3289BF0B9A79D20F.png" manifest:media-type="image/png"/>
  <manifest:file-entry manifest:full-path="Pictures/100002010000027400000081DB82F75168E17B6F.png" manifest:media-type="image/png"/>
  <manifest:file-entry manifest:full-path="Pictures/10000201000001BA00000129E108AD49C4763F38.png" manifest:media-type="image/png"/>
  <manifest:file-entry manifest:full-path="Pictures/100002010000019A000000CE28BCD10F563CDD4D.png" manifest:media-type="image/png"/>
  <manifest:file-entry manifest:full-path="Pictures/1000020100000527000000AE5F0A5B19D6FBE840.png" manifest:media-type="image/png"/>
  <manifest:file-entry manifest:full-path="Pictures/10000201000002ED000002EDC9605A6F79A0F8C5.png" manifest:media-type="image/png"/>
  <manifest:file-entry manifest:full-path="Pictures/10000201000002970000022F510B272F3F0258EB.png" manifest:media-type="image/png"/>
  <manifest:file-entry manifest:full-path="Pictures/10000201000001B8000001B444CB0942852B636E.png" manifest:media-type="image/png"/>
  <manifest:file-entry manifest:full-path="Pictures/10000201000002A000000196EBAD851604464D0C.png" manifest:media-type="image/png"/>
  <manifest:file-entry manifest:full-path="Pictures/10000201000002D8000002657EB86E89D95D2824.png" manifest:media-type="image/png"/>
  <manifest:file-entry manifest:full-path="Pictures/10000201000002A1000000E0D54ABFD1CA9CCC81.png" manifest:media-type="image/png"/>
  <manifest:file-entry manifest:full-path="Pictures/100002010000065300000045DD794A2223FFA7ED.png" manifest:media-type="image/png"/>
  <manifest:file-entry manifest:full-path="Pictures/10000201000002C90000010F1EFA94EEACCCF025.png" manifest:media-type="image/png"/>
  <manifest:file-entry manifest:full-path="Pictures/10000201000001E8000001BB6A0EB8A24A4278D3.png" manifest:media-type="image/png"/>
  <manifest:file-entry manifest:full-path="Pictures/100002010000021500000149CB78678384207731.png" manifest:media-type="image/png"/>
  <manifest:file-entry manifest:full-path="Pictures/10000201000002F300000206A7F07CA7428BA640.png" manifest:media-type="image/png"/>
  <manifest:file-entry manifest:full-path="Pictures/10000201000001B00000012E09D9F52BB651B3F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eabe" officeooo:paragraph-rsid="001aeabe"/>
    </style:style>
    <style:style style:name="P2" style:family="paragraph" style:parent-style-name="Standard">
      <style:text-properties officeooo:rsid="001b696f" officeooo:paragraph-rsid="001b696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draw:frame draw:style-name="fr1" draw:name="Image1" text:anchor-type="paragraph" svg:width="6.9252in" svg:height="6.9252in" draw:z-index="0"><draw:image xlink:href="Pictures/10000201000002ED000002EDC9605A6F79A0F8C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0.1673in" svg:y="0.0252in" svg:width="4.5835in" svg:height="4.5417in" draw:z-index="1"><draw:image xlink:href="Pictures/10000201000001B8000001B444CB0942852B636E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</text:p>
      <text:p text:style-name="P1"/>
      <text:p text:style-name="P1"><draw:frame draw:style-name="fr3" draw:name="Image3" text:anchor-type="paragraph" svg:width="6.9252in" svg:height="5.8307in" draw:z-index="2"><draw:image xlink:href="Pictures/10000201000002D8000002657EB86E89D95D2824.png" xlink:type="simple" xlink:show="embed" xlink:actuate="onLoad"/></draw:frame><text:soft-page-break/></text:p>
      <text:p text:style-name="P1"/>
      <text:p text:style-name="P1"><draw:frame draw:style-name="fr2" draw:name="Image4" text:anchor-type="paragraph" svg:x="0in" svg:y="0.7244in" svg:width="6.9252in" svg:height="2.3047in" draw:z-index="3"><draw:image xlink:href="Pictures/10000201000002A1000000E0D54ABFD1CA9CCC81.png" xlink:type="simple" xlink:show="embed" xlink:actuate="onLoad"/></draw:frame>3.</text:p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paragraph" svg:width="6.9252in" svg:height="2.6319in" draw:z-index="4"><draw:image xlink:href="Pictures/10000201000002C90000010F1EFA94EEACCCF025.png" xlink:type="simple" xlink:show="embed" xlink:actuate="onLoad"/></draw:frame></text:p>
      <text:p text:style-name="P1"/>
      <text:p text:style-name="P1"/>
      <text:p text:style-name="P1"><draw:frame draw:style-name="fr4" draw:name="Image6" text:anchor-type="paragraph" svg:width="5.552in" svg:height="3.4272in" draw:z-index="5"><draw:image xlink:href="Pictures/100002010000021500000149CB78678384207731.png" xlink:type="simple" xlink:show="embed" xlink:actuate="onLoad"/></draw:frame></text:p>
      <text:p text:style-name="P1"><draw:frame draw:style-name="fr3" draw:name="Image7" text:anchor-type="paragraph" svg:width="6.9252in" svg:height="4.1835in" draw:z-index="6"><draw:image xlink:href="Pictures/10000201000002A000000196EBAD851604464D0C.png" xlink:type="simple" xlink:show="embed" xlink:actuate="onLoad"/></draw:frame><text:soft-page-break/></text:p>
      <text:p text:style-name="P1"><draw:frame draw:style-name="fr2" draw:name="Image8" text:anchor-type="paragraph" svg:x="0.222in" svg:y="0.0161in" svg:width="5.0835in" svg:height="4.6146in" draw:z-index="7"><draw:image xlink:href="Pictures/10000201000001E8000001BB6A0EB8A24A4278D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paragraph" svg:x="0.7173in" svg:y="0.1146in" svg:width="4.5in" svg:height="3.1457in" draw:z-index="8"><draw:image xlink:href="Pictures/10000201000002F300000206A7F07CA7428BA64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0" text:anchor-type="paragraph" svg:width="4.5in" svg:height="3.1457in" draw:z-index="9"><draw:image xlink:href="Pictures/10000201000001B00000012E09D9F52BB651B3F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11" text:anchor-type="paragraph" svg:width="8.5in" svg:height="0.361in" draw:z-index="10"><draw:image xlink:href="Pictures/100002010000065300000045DD794A2223FFA7ED.png" xlink:type="simple" xlink:show="embed" xlink:actuate="onLoad"/></draw:frame><draw:frame draw:style-name="fr2" draw:name="Image12" text:anchor-type="paragraph" svg:x="-0.7874in" svg:y="0.7626in" svg:width="8.4992in" svg:height="1.1201in" draw:z-index="11"><draw:image xlink:href="Pictures/1000020100000527000000AE5F0A5B19D6FBE840.png" xlink:type="simple" xlink:show="embed" xlink:actuate="onLoad"/></draw:frame></text:p>
      <text:p text:style-name="P1"/>
      <text:p text:style-name="P1"/>
      <text:p text:style-name="P1"><text:soft-page-break/></text:p>
      <text:p text:style-name="P2">runnung on zabix-server address</text:p>
      <text:p text:style-name="P1"/>
      <text:p text:style-name="P1"><draw:frame draw:style-name="fr2" draw:name="Image13" text:anchor-type="paragraph" svg:x="0.3992in" svg:y="0in" svg:width="4.2709in" svg:height="2.1457in" draw:z-index="12"><draw:image xlink:href="Pictures/100002010000019A000000CE28BCD10F563CDD4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4" text:anchor-type="paragraph" svg:width="6.9063in" svg:height="5.8228in" draw:z-index="13"><draw:image xlink:href="Pictures/10000201000002970000022F510B272F3F0258EB.png" xlink:type="simple" xlink:show="embed" xlink:actuate="onLoad"/></draw:frame></text:p>
      <text:p text:style-name="P1"/>
      <text:p text:style-name="P1"><text:soft-page-break/></text:p>
      <text:p text:style-name="P1"><draw:frame draw:style-name="fr4" draw:name="Image15" text:anchor-type="paragraph" svg:width="4.6043in" svg:height="3.0937in" draw:z-index="14"><draw:image xlink:href="Pictures/10000201000001BA00000129E108AD49C4763F3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6" text:anchor-type="paragraph" svg:width="6.5417in" svg:height="1.3437in" draw:z-index="15"><draw:image xlink:href="Pictures/100002010000027400000081DB82F75168E17B6F.png" xlink:type="simple" xlink:show="embed" xlink:actuate="onLoad"/></draw:frame></text:p>
      <text:p text:style-name="P1"/>
      <text:p text:style-name="P1"><draw:frame draw:style-name="fr1" draw:name="Image17" text:anchor-type="paragraph" svg:width="6.9252in" svg:height="1.4571in" draw:z-index="16"><draw:image xlink:href="Pictures/10000201000006840000015F3289BF0B9A79D20F.png" xlink:type="simple" xlink:show="embed" xlink:actuate="onLoad"/></draw:frame></text:p>
      <text:p text:style-name="P1"><draw:frame draw:style-name="fr2" draw:name="Image18" text:anchor-type="paragraph" svg:x="-0.7874in" svg:y="0.1909in" svg:width="8.5in" svg:height="0.4437in" draw:z-index="17"><draw:image xlink:href="Pictures/10000201000004560000003A0E70A099A49D86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0:03:13.595389520</meta:creation-date>
    <dc:date>2017-07-25T10:21:40.002097914</dc:date>
    <meta:editing-duration>PT3M15S</meta:editing-duration>
    <meta:editing-cycles>1</meta:editing-cycles>
    <meta:document-statistic meta:table-count="0" meta:image-count="18" meta:object-count="0" meta:page-count="8" meta:paragraph-count="4" meta:word-count="7" meta:character-count="37" meta:non-whitespace-character-count="34"/>
    <meta:generator>LibreOffice/5.0.6.2$Linux_X86_64 LibreOffice_project/00$Build-2</meta:generator>
  </office:meta>
</office:document-meta>
</file>